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Preformatted_20_Text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ction</text:p>
          </table:table-cell>
          <table:table-cell table:style-name="Table1.B1" office:value-type="string">
            <text:p text:style-name="Table_20_Heading">Result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Standard">===== spell: Entangle|Ranger =====</text:p>
            <text:p text:style-name="Standard">SA: spell_Entangle</text:p>
            <text:p text:style-name="Standard">--script: CharDisplayStatus</text:p>
            <text:p text:style-name="Standard">--script: InvokeSpellOnTarget</text:p>
            <text:p text:style-name="Standard">--script: SpellLingerBlockage</text:p>
            <text:p text:style-name="Standard">--script: GeneralDispell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Standard">***** TEMPLAR40 casts Entangle|Ranger on Giant Rats *****</text:p>
            <text:p text:style-name="Standard">We run:</text:p>
            <text:p text:style-name="Standard">..spell: Entangle|Ranger</text:p>
            <text:p text:style-name="Standard">--SA: spell_Entangle = druid</text:p>
            <text:p text:style-name="Standard">----script: InvokeSpellOnTarget</text:p>
            <text:list xml:id="list30147843" text:style-name="L1">
              <text:list-item>
                <text:p text:style-name="P1">attaches IsEntangled0 to the target</text:p>
              </text:list-item>
            </text:list>
            <text:p text:style-name="Standard">----script: CharDisplayStatus</text:p>
            <text:list xml:id="list30154030" text:style-name="L2">
              <text:list-item>
                <text:p text:style-name="P2">sets display to "" so as not to show the SE and the status for the now attached SA</text:p>
              </text:list-item>
            </text:list>
            <text:p text:style-name="Standard">----script: SpellLingerBlockage</text:p>
            <text:list xml:id="list30171582" text:style-name="L3">
              <text:list-item>
                <text:p text:style-name="P3">returns "N" is target has SA IsEntangled1</text:p>
              </text:list-item>
            </text:list>
            <text:p text:style-name="Standard">--SE: Entangle|Ranger</text:p>
            <text:p text:style-name="Standard"/>
            <text:p text:style-name="Table_20_Contents"/>
          </table:table-cell>
          <table:table-cell table:style-name="Table1.B2" office:value-type="string">
            <text:p text:style-name="Standard">monster: Giant Rat</text:p>
            <text:p text:style-name="Standard">..SA: IsEntangled0</text:p>
            <text:p text:style-name="Standard">----script: ComputeDamage</text:p>
            <text:p text:style-name="Standard">----script: Dispell</text:p>
            <text:p text:style-name="Standard">----script: IsCombatReady</text:p>
            <text:p text:style-name="Standard">..SE: Entangled|Ranger</text:p>
            <text:p text:style-name="Standard"/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***** TEMPLAR40 casts Entangle|Ranger on Warrior40 (Paragon40) *****</text:p>
            <text:p text:style-name="Standard">We run:</text:p>
            <text:p text:style-name="Standard">..spell: Entangle|Ranger</text:p>
            <text:p text:style-name="Standard">--SA: spell_Entangle = druid</text:p>
            <text:p text:style-name="Standard">----script: InvokeSpellOnTarget</text:p>
            <text:list xml:id="list30175382" text:style-name="L4">
              <text:list-item>
                <text:p text:style-name="P4">attaches IsEntangled1 to the target</text:p>
              </text:list-item>
            </text:list>
            <text:p text:style-name="Standard">----script: CharDisplayStatus</text:p>
            <text:list xml:id="list30172005" text:style-name="L5">
              <text:list-item>
                <text:p text:style-name="P5">sets display to "" so as not to show the SE <text:s text:c="5"/>and the status for the now attached SA</text:p>
              </text:list-item>
            </text:list>
            <text:p text:style-name="Standard">----script: SpellLingerBlockage</text:p>
            <text:list xml:id="list30166565" text:style-name="L6">
              <text:list-item>
                <text:p text:style-name="P6">returns "N" is target has SA IsEntangled1</text:p>
              </text:list-item>
            </text:list>
            <text:p text:style-name="Standard">--SE Entangle|Ranger</text:p>
            <text:p text:style-name="Standard"/>
            <text:p text:style-name="Table_20_Contents"/>
          </table:table-cell>
          <table:table-cell table:style-name="Table1.B2" office:value-type="string">
            <text:p text:style-name="Standard">combatant: Warrior40 (Paragon40)</text:p>
            <text:p text:style-name="Standard">..SA: IsEntangled1</text:p>
            <text:p text:style-name="Standard">----script: CharDisplayStatus</text:p>
            <text:p text:style-name="Standard">----script: Dispell</text:p>
            <text:p text:style-name="Standard">----script: GetAdjMaxMovement</text:p>
            <text:p text:style-name="Standard">..SE: Entangled|Ranger</text:p>
            <text:p text:style-name="Standard"/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tandard">***** When the Giant Rat is about to attack *****</text:p>
            <text:p text:style-name="Standard">We run:</text:p>
            <text:p text:style-name="Standard">..monster: GiantRat</text:p>
            <text:p text:style-name="Standard">--SA:IsEntangled0</text:p>
            <text:p text:style-name="Standard">----script:IsCombatReady</text:p>
            <text:list xml:id="list30154961" text:style-name="L7">
              <text:list-item>
                <text:p text:style-name="P7">That script returns "N"</text:p>
              </text:list-item>
            </text:list>
            <text:p text:style-name="Standard">----script: CharDisplayStatus</text:p>
            <text:list xml:id="list30153407" text:style-name="L8">
              <text:list-item>
                <text:p text:style-name="P8">"IsEntangled0"</text:p>
              </text:list-item>
            </text:list>
            <text:p text:style-name="Standard"/>
            <text:p text:style-name="Table_20_Contents"/>
          </table:table-cell>
          <table:table-cell table:style-name="Table1.B2" office:value-type="string">
            <text:p text:style-name="Standard">monster: Giant Rat</text:p>
            <text:p text:style-name="Standard">..SA: IsEntangled0</text:p>
            <text:p text:style-name="Standard">----script: ComputeDamage</text:p>
            <text:p text:style-name="Standard">----script: Dispell</text:p>
            <text:p text:style-name="Standard">----script: IsCombatReady</text:p>
            <text:p text:style-name="Standard">----script: CharDisplayStatus</text:p>
            <text:p text:style-name="Standard">..SE: Entangled|Ranger</text:p>
            <text:p text:style-name="Standard"/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***** When it's Warrior40s turn *****</text:p>
            <text:p text:style-name="Standard">We run:</text:p>
            <text:p text:style-name="Standard">..combatant: Warrior40</text:p>
            <text:p text:style-name="Standard">--SA:IsEntangled1</text:p>
            <text:p text:style-name="Standard">----script: GetAdjMaxMovement</text:p>
            <text:list xml:id="list30152470" text:style-name="L9">
              <text:list-item>
                <text:p text:style-name="P9">movement is reduced by half</text:p>
              </text:list-item>
            </text:list>
            <text:p text:style-name="Standard">----script: CharDisplayStatus</text:p>
            <text:list xml:id="list30172124" text:style-name="L10">
              <text:list-item>
                <text:p text:style-name="P10">"IsEntangled1"</text:p>
              </text:list-item>
            </text:list>
            <text:p text:style-name="Standard"/>
            <text:p text:style-name="Standard"/>
          </table:table-cell>
          <table:table-cell table:style-name="Table1.B2" office:value-type="string">
            <text:p text:style-name="Standard">combatant: Warrior40 (Paragon40)</text:p>
            <text:p text:style-name="Standard">..SA: IsEntangled1</text:p>
            <text:p text:style-name="Standard">----script: CharDisplayStatus</text:p>
            <text:p text:style-name="Standard">----script: Dispell</text:p>
            <text:p text:style-name="Standard">----script: GetAdjMaxMovement</text:p>
            <text:p text:style-name="Standard">..SE: Entangled|Ranger</text:p>
            <text:p text:style-name="Standard">-----script: Dispell SE</text:p>
            <text:p text:style-name="Standard"/>
            <text:p text:style-name="Standard">===== spell: Dispell =====</text:p>
            <text:p text:style-name="Standard">..SA: dispell =</text:p>
            <text:p text:style-name="Standard">----script: InvokeSpellOnTarget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***** AVATAR40 casts Dispell on Giant Rats *****</text:p>
            <text:p text:style-name="Standard">We run:</text:p>
            <text:p text:style-name="Standard">..spell: Dispell</text:p>
            <text:p text:style-name="Standard">--SA: dispell</text:p>
            <text:p text:style-name="Standard">----script: InvokeSpellOnTarget</text:p>
            <text:list xml:id="list30144416" text:style-name="L11">
              <text:list-item>
                <text:p text:style-name="P11">It runs target (Giant Rat) scripts named "Dispell"; IsEntangled0 contains "Dispell" which runs and removes the SA named 'IsEntangled0'.</text:p>
              </text:list-item>
              <text:list-item>
                <text:p text:style-name="P11">It runs the target's SE scripts named 'Dispell SE' using $RUN_CHAR_SE_SCRIPTS(). <text:s/>So the 'Entangle' script by that name removes the SE </text:p>
              </text:list-item>
            </text:list>
            <text:p text:style-name="Standard">----script: SpellLingeringScripts</text:p>
            <text:list xml:id="list30175042" text:style-name="L13">
              <text:list-item>
                <text:p text:style-name="P13">It returns the value “GeneralDispell”</text:p>
              </text:list-item>
            </text:list>
            <text:p text:style-name="Standard"/>
            <text:p text:style-name="Standard"/>
            <text:p text:style-name="Standard"/>
          </table:table-cell>
          <table:table-cell table:style-name="Table1.B2" office:value-type="string">
            <text:p text:style-name="Standard">monster: Giant Rat</text:p>
            <text:p text:style-name="Standard">..SA: none</text:p>
            <text:p text:style-name="Standard">..SE: none</text:p>
            <text:p text:style-name="Standard"/>
          </table:table-cell>
        </table:table-row>
      </table:table>
      <text:p text:style-name="Standard"/>
      <text:p text:style-name="Standard">And here are the scripts themselves:</text:p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reformatted_20_Text">name = dispell</text:p>
            <text:p text:style-name="Preformatted_20_Text">[InvokeSpellOnTarget] = $VAR targ;</text:p>
            <text:p text:style-name="Preformatted_20_Text">targ = $IndexOf($TargetContext());</text:p>
            <text:p text:style-name="Preformatted_20_Text">$DEBUG("Dispelling" + $GET_CHAR_NAME( $IndexOf($TargetContext()) ));</text:p>
            <text:p text:style-name="Preformatted_20_Text">$RUN_CHAR_SCRIPTS( targ, "Dispell" );</text:p>
            <text:p text:style-name="Preformatted_20_Text">$RUN_CHAR_SE_SCRIPTS ($TargetContext(), “Dispell SE”);</text:p>
            <text:p text:style-name="Preformatted_20_Text"/>
            <text:p text:style-name="Preformatted_20_Text">[SpellLingeringScripts] = $RETURN “DispellLinger”;</text:p>
          </table:table-cell>
        </table:table-row>
        <table:table-row table:style-name="Table2.1">
          <table:table-cell table:style-name="Table2.A2" office:value-type="string">
            <text:p text:style-name="Preformatted_20_Text">name = Global_Dispell</text:p>
            <text:p text:style-name="Preformatted_20_Text">[Dispell] = $DEBUG("Global Dispell");</text:p>
            <text:p text:style-name="Preformatted_20_Text">$SA_REMOVE();</text:p>
            <text:p text:style-name="Preformatted_20_Text">$REMOVE_SPELL_EFFECT($CharacterContext(), $GET_HOOK_PARAMETER(5));</text:p>
          </table:table-cell>
        </table:table-row>
        <table:table-row table:style-name="Table2.1">
          <table:table-cell table:style-name="Table2.A2" office:value-type="string">
            <text:p text:style-name="Preformatted_20_Text">name = IsEntangled0</text:p>
            <text:p text:style-name="Preformatted_20_Text">[CharDisplayStatus] = $SET_HOOK_PARAM( 7, "IsEntangled0" );</text:p>
            <text:p text:style-name="Preformatted_20_Text">$RETURN 1;</text:p>
            <text:p text:style-name="Preformatted_20_Text">[ComputeDamage] = $RETURN $GET_CHAR_HITPOINTS($IndexOf($TargetContext())) +# 1;</text:p>
            <text:p text:style-name="Preformatted_20_Text">[Dispell] = $CALL_GLOBAL_SCRIPT( "Global_Dispell", "Dispell" );</text:p>
            <text:p text:style-name="Preformatted_20_Text">[GetAdjMaxMovement] = $RETURN "0";</text:p>
            <text:p text:style-name="Preformatted_20_Text">[IsCombatReady] = $VAR duration;</text:p>
            <text:p text:style-name="Preformatted_20_Text">duration = $SA_PARAM_GET();</text:p>
            <text:p text:style-name="Preformatted_20_Text">$IF ($GET_PARTY_TIME() &gt;=# duration)</text:p>
            <text:p text:style-name="Preformatted_20_Text"><text:s text:c="8"/>{</text:p>
            <text:p text:style-name="Preformatted_20_Text"><text:s text:c="16"/>$SA_REMOVE();</text:p>
            <text:p text:style-name="Preformatted_20_Text"><text:s text:c="16"/>$RETURN "Y";</text:p>
            <text:p text:style-name="Preformatted_20_Text"><text:s text:c="8"/>}</text:p>
            <text:p text:style-name="Preformatted_20_Text">$ELSE {$RETURN "N";};</text:p>
          </table:table-cell>
        </table:table-row>
        <table:table-row table:style-name="Table2.1">
          <table:table-cell table:style-name="Table2.A2" office:value-type="string">
            <text:p text:style-name="Preformatted_20_Text">name = IsEntangled1</text:p>
            <text:p text:style-name="Preformatted_20_Text">[CharDisplayStatus] = $SET_HOOK_PARAM( 7, "IsEntangled1" );</text:p>
            <text:p text:style-name="Preformatted_20_Text">$RETURN 1;</text:p>
            <text:p text:style-name="Preformatted_20_Text">[Dispell] = $CALL_GLOBAL_SCRIPT( "Global_Dispell", "Dispell" );</text:p>
            <text:p text:style-name="Preformatted_20_Text">[GetAdjMaxMovement] = $RETURN $SA_PARAM_GET();</text:p>
          </table:table-cell>
        </table:table-row>
        <table:table-row table:style-name="Table2.1">
          <table:table-cell table:style-name="Table2.A2" office:value-type="string">
            <text:p text:style-name="Preformatted_20_Text">name = spell_Entangle</text:p>
            <text:p text:style-name="Preformatted_20_Text">[CharDisplayStatus] = $SET_HOOK_PARAM( 7,"");</text:p>
            <text:p text:style-name="Preformatted_20_Text">$SET_HOOK_PARAM( 6,"");</text:p>
            <text:p text:style-name="Preformatted_20_Text">$RETURN 1;</text:p>
            <text:p text:style-name="Preformatted_20_Text">[Dispell] = $CALL_GLOBAL_SCRIPT( "Global_Dispell", "Dispell" );</text:p>
            <text:p text:style-name="Preformatted_20_Text">[InvokeSpellOnTarget] = $VAR tgt;</text:p>
            <text:p text:style-name="Preformatted_20_Text">tgt = $IndexOf($TargetContext());</text:p>
            <text:p text:style-name="Preformatted_20_Text">$IF ($GET_CHAR_SAVEVSSP(tgt) &gt;# $RANDOM(20))</text:p>
            <text:p text:style-name="Preformatted_20_Text"><text:s text:c="2"/>{$SET_COMBATANT_SA($TargetContext(),"IsEntangled0",$GET_PARTY_TIME() +# 10);</text:p>
            <text:p text:style-name="Preformatted_20_Text">$DEBUG("spell invokes Entangled0");}</text:p>
            <text:p text:style-name="Preformatted_20_Text">$ELSE</text:p>
            <text:p text:style-name="Preformatted_20_Text"><text:s text:c="2"/>{$SET_COMBATANT_SA($TargetContext(),"IsEntangled1",$GET_CHAR_MAXMOVE(tgt) /# 2);</text:p>
            <text:p text:style-name="Preformatted_20_Text">$DEBUG("spell invokes Entangled1");};</text:p>
            <text:p text:style-name="P14">[SpellLingerBlockage] = $IF ($GET_COMBATANT_SA($CombatantContext(),"IsEntangled1") != "-?-?-"){$RETURN "N";};</text:p>
            <text:p text:style-name="Preformatted_20_Text">[DispellLinger] = $RETURN “AREA”;</text:p>
          </table:table-cell>
        </table:table-row>
      </table:table>
      <text:p text:style-name="Standard"/>
      <text:p text:style-name="Standard">The 'Dispell' works well for removing the 'Entangled' Special Abilities from the affected combatants but it leaves the engine's hard-wired Spell Effects attached to the affected combatants. <text:s/>Also, the display still shows the lingering effect in the form of 'wavering vines'. <text:s/>These are the problems:</text:p>
      <text:list xml:id="list30166990" text:style-name="L12">
        <text:list-item>
          <text:p text:style-name="P12">We need a way of removing the engine's Spell Effects for those combatants within the range of the Dispell' spell. <text:s/>This is done when 'Dispell' script 'InvokeSpellOnTarget' is executed. <text:s/>That script ises $RUN_CHAR_SE_SCRIPTS to cause the spell causing each of the combatant's <text:soft-page-break/>Spell Effects to run a script named “Dispell”. <text:s/>'Entangle|Ranger' has such a script and it causes the global script Dispell (attached to global SA 'Global_Dispell) to run. <text:s/>That global script, in turn, uses $REMOVE_SPELL_EFFECT to delete the associated Spell Effect. </text:p>
        </text:list-item>
        <text:list-item>
          <text:p text:style-name="P12">We need a way to remove the lingering spell-effect graphics. <text:s/>The 'Dispell' spell has a area circle effect. <text:s/>It has a script named “SpellLingeringScripts” which returns the value “DispellLinger”. <text:s/>The spell “Entangle|Ranger has a script named DispellLinger which returns the value “AREA” which causes the lingering spell effects and graphics to be removed in the area affected by the spell “Dispell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2-02-08T10:00:52.37</meta:creation-date>
    <dc:date>2012-02-13T10:46:53.96</dc:date>
    <dc:creator>Paul Stevens</dc:creator>
    <meta:editing-duration>PT01H30M08S</meta:editing-duration>
    <meta:editing-cycles>5</meta:editing-cycles>
    <meta:generator>OpenOffice.org/3.2$Win32 OpenOffice.org_project/320m18$Build-9502</meta:generator>
    <meta:document-statistic meta:table-count="2" meta:image-count="0" meta:object-count="0" meta:page-count="4" meta:paragraph-count="136" meta:word-count="719" meta:character-count="5519"/>
  </office:meta>
</office:document-meta>
</file>